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  <style:style style:name="P2" style:family="paragraph" style:parent-style-name="Standard">
      <style:text-properties officeooo:rsid="001401be" officeooo:paragraph-rsid="001556d6"/>
    </style:style>
    <style:style style:name="P3" style:family="paragraph" style:parent-style-name="Standard">
      <style:text-properties officeooo:rsid="001401be" officeooo:paragraph-rsid="0017370a"/>
    </style:style>
    <style:style style:name="P4" style:family="paragraph" style:parent-style-name="Standard">
      <style:text-properties officeooo:rsid="001401be" officeooo:paragraph-rsid="0017a0e7"/>
    </style:style>
    <style:style style:name="P5" style:family="paragraph" style:parent-style-name="Standard">
      <style:text-properties officeooo:rsid="0017370a" officeooo:paragraph-rsid="0017370a"/>
    </style:style>
    <style:style style:name="P6" style:family="paragraph" style:parent-style-name="Standard">
      <style:text-properties officeooo:rsid="001556d6" officeooo:paragraph-rsid="001556d6"/>
    </style:style>
    <style:style style:name="P7" style:family="paragraph" style:parent-style-name="Standard">
      <style:text-properties officeooo:rsid="001556d6" officeooo:paragraph-rsid="00173f5f"/>
    </style:style>
    <style:style style:name="P8" style:family="paragraph" style:parent-style-name="Standard">
      <style:text-properties officeooo:rsid="00173f5f" officeooo:paragraph-rsid="00173f5f"/>
    </style:style>
    <style:style style:name="P9" style:family="paragraph" style:parent-style-name="Standard">
      <style:text-properties officeooo:rsid="0017a0e7" officeooo:paragraph-rsid="0017a0e7"/>
    </style:style>
    <style:style style:name="P10" style:family="paragraph" style:parent-style-name="Standard">
      <style:text-properties officeooo:rsid="0016474f" officeooo:paragraph-rsid="001b5125"/>
    </style:style>
    <style:style style:name="P11" style:family="paragraph" style:parent-style-name="Standard">
      <style:text-properties officeooo:rsid="00173f5f" officeooo:paragraph-rsid="00173f5f"/>
    </style:style>
    <style:style style:name="P12" style:family="paragraph" style:parent-style-name="Standard">
      <style:text-properties officeooo:rsid="00173f5f" officeooo:paragraph-rsid="001dfdca"/>
    </style:style>
    <style:style style:name="P13" style:family="paragraph" style:parent-style-name="Standard">
      <style:text-properties officeooo:rsid="00173f5f" officeooo:paragraph-rsid="001e27b2"/>
    </style:style>
    <style:style style:name="P14" style:family="paragraph" style:parent-style-name="Standard">
      <style:text-properties officeooo:rsid="001d6972" officeooo:paragraph-rsid="001d6972"/>
    </style:style>
    <style:style style:name="P15" style:family="paragraph" style:parent-style-name="Standard">
      <style:text-properties officeooo:rsid="001dfdca" officeooo:paragraph-rsid="001dfdca"/>
    </style:style>
    <style:style style:name="P16" style:family="paragraph" style:parent-style-name="Standard">
      <style:text-properties officeooo:rsid="001401be" officeooo:paragraph-rsid="001401be"/>
    </style:style>
    <style:style style:name="P17" style:family="paragraph" style:parent-style-name="Standard">
      <style:text-properties officeooo:rsid="001401be" officeooo:paragraph-rsid="001e27b2"/>
    </style:style>
    <style:style style:name="P18" style:family="paragraph" style:parent-style-name="Standard">
      <style:text-properties officeooo:rsid="001556d6" officeooo:paragraph-rsid="001556d6"/>
    </style:style>
    <style:style style:name="T1" style:family="text">
      <style:text-properties officeooo:rsid="001556d6"/>
    </style:style>
    <style:style style:name="T2" style:family="text">
      <style:text-properties officeooo:rsid="0017370a"/>
    </style:style>
    <style:style style:name="T3" style:family="text">
      <style:text-properties officeooo:rsid="00173f5f"/>
    </style:style>
    <style:style style:name="T4" style:family="text">
      <style:text-properties officeooo:rsid="0017a0e7"/>
    </style:style>
    <style:style style:name="T5" style:family="text">
      <style:text-properties officeooo:rsid="001401be"/>
    </style:style>
    <style:style style:name="T6" style:family="text">
      <style:text-properties officeooo:rsid="00197cf0"/>
    </style:style>
    <style:style style:name="T7" style:family="text">
      <style:text-properties officeooo:rsid="001b5125"/>
    </style:style>
    <style:style style:name="T8" style:family="text">
      <style:text-properties officeooo:rsid="001c44c9"/>
    </style:style>
    <style:style style:name="T9" style:family="text">
      <style:text-properties officeooo:rsid="001d6972"/>
    </style:style>
    <style:style style:name="T10" style:family="text">
      <style:text-properties officeooo:rsid="001dfdca"/>
    </style:style>
    <style:style style:name="T11" style:family="text">
      <style:text-properties officeooo:rsid="001e27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Привычно качнуло плавным рывком двинувшегося состава</text:p>
      <text:p text:style-name="P6">Всё было позади, впереди было — всё.</text:p>
      <text:p text:style-name="P6"/>
      <text:p text:style-name="P6">- <text:span text:style-name="T3">Тридцать три года?- сказал я однажды полузнакомому саксофонисту.- Так тебе пора начинать творить чудеса.</text:span></text:p>
      <text:p text:style-name="P6">- <text:span text:style-name="T3">Чудес я уже столько натворил,- было его ответом,- что вряд ли успею отсидеть за все.</text:span></text:p>
      <text:p text:style-name="P8">Я думал, что еду в Баку — устраиваться каменщиком четвёртого разряда, чтобы без помех переводить «Улиса».</text:p>
      <text:p text:style-name="P8">Как оказалось, я ехал в Нагорный Карабах с его войной за независимость и прочими вытекающими последствиями.</text:p>
      <text:p text:style-name="P8">Однако, за окнами вагона <text:span text:style-name="T9">пока что </text:span>всё ещё неслись пейзажи 1987-го, <text:span text:style-name="T6">последнего</text:span> мирного года. До развала нерушимого Союза республик свободных оставалось два года.</text:p>
      <text:p text:style-name="P8">Нынче мне талдычат, что и в том году новая эпоха уже <text:s/>витала в воздухе. <text:span text:style-name="T10">Простите</text:span>, не унюхал.</text:p>
      <text:p text:style-name="P8"/>
      <text:p text:style-name="P14">Ты спросишь как протекала моя дальнейшая жизнь за водоразделом из Кавказского хребта?</text:p>
      <text:p text:style-name="P14">Так можешь и не спрашивать — я всё равно скажу.</text:p>
      <text:p text:style-name="P14">Во-первых, не говори о мое<text:span text:style-name="T11">й</text:span> жизни в прошедшем времени, она всё ещё продолжает течь дальше. Я укатал ей русло как сумел.</text:p>
      <text:p text:style-name="P14">Из-за спиралевидности течения, нам дано лишь проходить через множественные повторения тог<text:span text:style-name="T10">о</text:span> что было и будет.</text:p>
      <text:p text:style-name="P8"><text:s/>«...что было, то и будет...» <text:span text:style-name="T9">сказано в Ветхом завете</text:span>, а В. Даль в своём словаре записал тоже самое на нормальном, людском языке — «хрен редьки не слаще». Но, спрашивается, хоть кому-то помогли эти мудрости?</text:p>
      <text:p text:style-name="P14">А когда подкатывает момент почувствовать, что да пошло оно всё, то <text:span text:style-name="T11">я </text:span>не сопротивляюсь, а иду до конца.</text:p>
      <text:p text:style-name="P14">Жизнь предопределена, как извивы горной дороги — стена справа, обрыв слева; вот и идёшь повторяя шаг за шагом пройденное до тебя тобою, который тоже «я».</text:p>
      <text:p text:style-name="P14">Конечно, когда распознаю повторение знакомых ситуаций, то стараюсь не повторять мерзостей, за которые потом мучительно стыдно. До сих пор, вроде, удавалось.</text:p>
      <text:p text:style-name="P14">Или? Да, нет — точно...</text:p>
      <text:p text:style-name="P14">Если только тот сучий потрох в китайской палатке ещё чего-нибудь не нароет.</text:p>
      <text:p text:style-name="P14"/>
      <text:p text:style-name="P15">Так вот и текём тут себе — я да Варанда.</text:p>
      <text:p text:style-name="P15">Она — к Араксу, а я мимо и — дальше к последнему пределу, за которым неоглядно<text:span text:style-name="T11">е</text:span> безбрежно синее море, а в нём затерявшийся кораблик-парусник.</text:p>
      <text:p text:style-name="P15"/>
      <text:p text:style-name="P13">Что-то опять меня занесло на всякие эпохи с филологией. <text:span text:style-name="T4">В конце концов, это частное письмо отца к своей дочери, местами где-то и дидактическое даже, ну, в некотором роде.</text:span></text:p>
      <text:p text:style-name="P13"><text:span text:style-name="T4"><text:s/>Так что пора, пожалуй, и честь знать — пришло время заэпиложиться.</text:span></text:p>
      <text:p text:style-name="P12"><text:tab/></text:p>
      <text:p text:style-name="P12"><text:tab/>...<text:span text:style-name="T4">а о себе, доченька, могу сообщить, что...</text:span></text:p>
      <text:p text:style-name="P9">сказанное кем-то и когда-то «я<text:span text:style-name="T5"> знаю, что я ничего не знаю» <text:s/></text:span><text:s/>— это совсем не про меня; хоть <text:s/><text:span text:style-name="T5"><text:s text:c="2"/>я </text:span>и сам, бывало, умничал этим перлом. <text:span text:style-name="T11">Нынче у меня серьёзные сомнения относительно даже </text:span>и <text:span text:style-name="T5">столь незначительной толики знания.</text:span></text:p>
      <text:p text:style-name="P4">Я сомневаюсь, что знаю хоть что-нибудь <text:span text:style-name="T4">—</text:span> пусть даже и ничего. </text:p>
      <text:p text:style-name="P4">Несомненно одно <text:span text:style-name="T4">—</text:span> жизнь короче даже, чем ч<text:span text:style-name="T1">ё</text:span>рточка между датой рождения и кончины.</text:p>
      <text:p text:style-name="P4">И мне наплевать, что всем наплевать на мои премудрости, потому что я лучше их всех знаю, что даже после всего что было, после всех своих глупостей и ошибок, после вляпыванья во всяческое и всевозможнейшее дерьмо, я <text:span text:style-name="T4">— </text:span>вс<text:span text:style-name="T1">ё</text:span> тот же наивный лох готовый увязаться в экспедицию к неведомым кудыкиным горам.</text:p>
      <text:p text:style-name="P9"><text:soft-page-break/>И<text:span text:style-name="T5"> пусть обшивка ни к черту, мачта скрыпит и вся эта скорлупа не переживёт ближайшего шторма </text:span>—<text:span text:style-name="T5"> вперёд!</text:span></text:p>
      <text:p text:style-name="P9">И<text:span text:style-name="T5"> пусть очередная каллисто или пенелопа (не велика разница) вопит, <text:s/>расхрыстав свои прелести, и мечется вдоль линии прибоя <text:s text:c="2"/>— вперёд!... <text:s/></text:span></text:p>
      <text:p text:style-name="P1"><text:s/></text:p>
      <text:p text:style-name="P2">Утешает лишь одно, что оставшийся отрезок ч<text:span text:style-name="T1">ё</text:span>рточки уже меньше пройденного и край различим. Значит — достигнем. </text:p>
      <text:p text:style-name="P2">А хули нам!!</text:p>
      <text:p text:style-name="P1"/>
      <text:p text:style-name="P1">До свиданья, дочка.</text:p>
      <text:p text:style-name="P1">Обнимаю.</text:p>
      <text:p text:style-name="P5">И, раз уж тебе <text:s text:c="2"/>хочется на «Вы» <text:s/>— </text:p>
      <text:p text:style-name="P3">С любовью твои папы <text:span text:style-name="T2">—</text:span> Сергей и Николаевич.</text:p>
      <text:p text:style-name="P10">(и, <text:span text:style-name="T7">какие бы слухи до тебя ни доходили </text:span><text:s/>— <text:span text:style-name="T8">ты твёрдо </text:span>знай: мы жили долго и счастливо и умерли в один день)</text:p>
      <text:p text:style-name="P1"/>
      <text:p text:style-name="P2">P.S.: <text:s/></text:p>
      <text:p text:style-name="P17">а коли родишь ещё и отпрыска мужеска пола — приглядывай! И буде заметишь излишнюю тягу к бумаге, или, там, <text:span text:style-name="T1">к</text:span> набору текста в компьютере, то заверни <text:span text:style-name="T11">сыночка</text:span> в белу тряпицу, да брось в быстру реченьку — он же потом тебе спасибо скажет</text:p>
      <text:p text:style-name="P1"/>
      <text:p text:style-name="P1">-------</text:p>
      <text:p text:style-name="P1">ночь с 20 на 21 августа 2007 г., р. Варáнда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7-25T11:42:20.036915125</dc:date>
    <dc:creator>sehrguey </dc:creator>
    <meta:editing-duration>PT53M25S</meta:editing-duration>
    <meta:editing-cycles>10</meta:editing-cycles>
    <meta:generator>LibreOffice/4.3.3.2$Linux_x86 LibreOffice_project/430m0$Build-2</meta:generator>
    <meta:document-statistic meta:table-count="0" meta:image-count="0" meta:object-count="0" meta:page-count="2" meta:paragraph-count="42" meta:word-count="611" meta:character-count="3808" meta:non-whitespace-character-count="3190"/>
  </office:meta>
</office:document-meta>
</file>